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oría sobre el Contenido del Curso de DIW <text:s/>en base a estilos CSS.</text:h>
      <text:p text:style-name="Text_20_body"/>
      <text:h text:style-name="Heading_20_4" text:outline-level="4">1. <text:span text:style-name="Strong_20_Emphasis">Uso de Estilos con CSS</text:span></text:h>
      <text:p text:style-name="Text_20_body"><text:span text:style-name="Strong_20_Emphasis"/></text:p>
      <text:p text:style-name="Text_20_body"><text:span text:style-name="Strong_20_Emphasis">Plantilla de Diseño</text:span></text:p>
      <text:list text:style-name="L1">
        <text:list-item>
          <text:p text:style-name="P1"><text:span text:style-name="Strong_20_Emphasis">Descripción</text:span>: Una plantilla de diseño es un archivo que contiene la estructura básica y los estilos de un sitio web. Estas plantillas permiten que los desarrolladores mantengan la consistencia en el diseño de todas las páginas del sitio.</text:p>
        </text:list-item>
      </text:list>
      <text:p text:style-name="Text_20_body"><text:span text:style-name="Strong_20_Emphasis">Uso de Estilos</text:span></text:p>
      <text:list text:style-name="L2">
        <text:list-item>
          <text:p text:style-name="P2"><text:span text:style-name="Strong_20_Emphasis">Estilos en línea, basados en etiquetas y en clases</text:span>: Los estilos en línea se aplican directamente dentro de las etiquetas HTML usando el atributo <text:span text:style-name="Source_20_Text">style</text:span>. Las etiquetas se refieren a los elementos HTML (como <text:span text:style-name="Source_20_Text">&lt;p&gt;</text:span>, <text:span text:style-name="Source_20_Text">&lt;h1&gt;</text:span>, etc.), y las clases se definen con el atributo <text:span text:style-name="Source_20_Text">class</text:span> y se estilizan en CSS con un punto (por ejemplo, <text:span text:style-name="Source_20_Text">.miClase</text:span>).</text:p>
        </text:list-item>
        <text:list-item>
          <text:p text:style-name="P2"><text:span text:style-name="Strong_20_Emphasis">Crear y vincular hojas de estilo</text:span>: Las hojas de estilo CSS se pueden crear en archivos separados (por ejemplo, <text:span text:style-name="Source_20_Text">styles.css</text:span>) y se vinculan a los archivos HTML usando la etiqueta <text:span text:style-name="Source_20_Text">&lt;link&gt;</text:span>. Esto permite una mejor organización y reutilización de los estilos.</text:p>
        </text:list-item>
        <text:list-item>
          <text:p text:style-name="P2"><text:span text:style-name="Strong_20_Emphasis">Crear y vincular hojas de estilo en cascada externa</text:span>: Las hojas de estilo en cascada (CSS) permiten definir estilos en archivos externos y vincularlos a múltiples documentos HTML. Esto facilita la actualización y el mantenimiento del diseño del sitio web.</text:p>
          <text:p text:style-name="P2"/>
        </text:list-item>
      </text:list>
      <text:h text:style-name="Heading_20_4" text:outline-level="4">2. <text:span text:style-name="Strong_20_Emphasis">Implantación de Contenido Multimedia</text:span></text:h>
      <text:p text:style-name="Text_20_body"><text:span text:style-name="Strong_20_Emphasis"/></text:p>
      <text:p text:style-name="Text_20_body"><text:span text:style-name="Strong_20_Emphasis">Tipos de Imágenes en la Web</text:span></text:p>
      <text:list text:style-name="L3">
        <text:list-item>
          <text:p text:style-name="P3"><text:span text:style-name="Strong_20_Emphasis">Descripción</text:span>: Los tipos de imágenes más comunes en la web son JPEG, PNG, GIF y SVG. Cada tipo tiene sus propias características y usos específicos.</text:p>
        </text:list-item>
      </text:list>
      <text:p text:style-name="Text_20_body"><text:span text:style-name="Strong_20_Emphasis">Derechos de la Propiedad Intelectual</text:span></text:p>
      <text:list text:style-name="L4">
        <text:list-item>
          <text:p text:style-name="P4"><text:span text:style-name="Strong_20_Emphasis">Descripción</text:span>: La propiedad intelectual se refiere a los derechos de los creadores sobre sus obras. Las licencias, como Creative Commons, permiten a los creadores definir cómo otros pueden usar sus trabajos. La ley de propiedad intelectual protege los derechos de autor.</text:p>
        </text:list-item>
      </text:list>
      <text:p text:style-name="Text_20_body"><text:span text:style-name="Strong_20_Emphasis">Imágenes</text:span></text:p>
      <text:list text:style-name="L5">
        <text:list-item>
          <text:p text:style-name="P5"><text:span text:style-name="Strong_20_Emphasis">Software para crear y procesar imágenes</text:span>: Herramientas como Adobe Photoshop, GIMP y Canva se utilizan para crear y editar imágenes.</text:p>
        </text:list-item>
        <text:list-item>
          <text:p text:style-name="P5"><text:span text:style-name="Strong_20_Emphasis">Formatos y conversiones</text:span>: Las imágenes se pueden guardar en diferentes formatos (JPEG, PNG, etc.) y convertir entre ellos según las necesidades del proyecto.</text:p>
        </text:list-item>
      </text:list>
      <text:p text:style-name="Text_20_body"><text:span text:style-name="Strong_20_Emphasis">Optimización de Imágenes para la Web</text:span></text:p>
      <text:list text:style-name="L6">
        <text:list-item>
          <text:p text:style-name="P6"><text:span text:style-name="Strong_20_Emphasis">Descripción</text:span>: La optimización de imágenes implica reducir el tamaño del archivo sin sacrificar la calidad visual para mejorar la velocidad de carga del sitio web.</text:p>
        </text:list-item>
      </text:list>
      <text:p text:style-name="Text_20_body"><text:span text:style-name="Strong_20_Emphasis">Audio y Video</text:span></text:p>
      <text:list text:style-name="L7">
        <text:list-item>
          <text:p text:style-name="P7"><text:span text:style-name="Strong_20_Emphasis">Formatos de audio</text:span>: Los formatos comunes incluyen MP3, WAV y OGG.</text:p>
        </text:list-item>
        <text:list-item>
          <text:p text:style-name="P7"><text:soft-page-break/><text:span text:style-name="Strong_20_Emphasis">Formatos de video</text:span>: Los formatos comunes incluyen MP4, WEBM y AVI.</text:p>
        </text:list-item>
        <text:list-item>
          <text:p text:style-name="P7"><text:span text:style-name="Strong_20_Emphasis">Codificación y conversiones</text:span>: La codificación convierte archivos de audio y video en un formato adecuado para la web. Herramientas como FFmpeg se utilizan para la conversión de formatos.</text:p>
        </text:list-item>
      </text:list>
      <text:p text:style-name="Text_20_body"><text:span text:style-name="Strong_20_Emphasis">Animaciones</text:span></text:p>
      <text:list text:style-name="L8">
        <text:list-item>
          <text:p text:style-name="P8"><text:span text:style-name="Strong_20_Emphasis">Descripción</text:span>: Las animaciones pueden crearse usando CSS, JavaScript o software especializado como Adobe Animate.</text:p>
        </text:list-item>
      </text:list>
      <text:p text:style-name="Text_20_body"><text:span text:style-name="Strong_20_Emphasis">Integración de Audio y Video en una Animación</text:span></text:p>
      <text:list text:style-name="L9">
        <text:list-item>
          <text:p text:style-name="P9"><text:span text:style-name="Strong_20_Emphasis">Descripción</text:span>: Los elementos <text:span text:style-name="Source_20_Text">&lt;audio&gt;</text:span> y <text:span text:style-name="Source_20_Text">&lt;video&gt;</text:span> de HTML se utilizan para integrar archivos de audio y video en páginas web, y se pueden controlar con CSS y JavaScript.</text:p>
          <text:p text:style-name="P9"/>
        </text:list-item>
      </text:list>
      <text:h text:style-name="Heading_20_4" text:outline-level="4">3. <text:span text:style-name="Strong_20_Emphasis">Integración de Contenido Interactivo</text:span></text:h>
      <text:p text:style-name="Text_20_body"><text:span text:style-name="Strong_20_Emphasis"/></text:p>
      <text:p text:style-name="Text_20_body"><text:span text:style-name="Strong_20_Emphasis">Elementos Interactivos</text:span></text:p>
      <text:list text:style-name="L10">
        <text:list-item>
          <text:p text:style-name="P10"><text:span text:style-name="Strong_20_Emphasis">Descripción</text:span>: Incluyen botones, formularios, enlaces y otros elementos que responden a las acciones del usuario.</text:p>
        </text:list-item>
      </text:list>
      <text:p text:style-name="Text_20_body"><text:span text:style-name="Strong_20_Emphasis">Comportamientos Interactivos</text:span></text:p>
      <text:list text:style-name="L11">
        <text:list-item>
          <text:p text:style-name="P11"><text:span text:style-name="Strong_20_Emphasis">Descripción</text:span>: Se refiere a cómo los elementos de la página reaccionan a las interacciones del usuario, como hacer clic, pasar el ratón por encima, etc.</text:p>
        </text:list-item>
      </text:list>
      <text:p text:style-name="Text_20_body"><text:span text:style-name="Strong_20_Emphasis">Ejecución de Secuencias de Comandos</text:span></text:p>
      <text:list text:style-name="L12">
        <text:list-item>
          <text:p text:style-name="P12"><text:span text:style-name="Strong_20_Emphasis">Descripción</text:span>: Las secuencias de comandos (scripts) en JavaScript añaden funcionalidad interactiva a las páginas web. Pueden manipular el DOM, validar formularios y mucho más.</text:p>
        </text:list-item>
      </text:list>
      <text:p text:style-name="Text_20_body"><text:span text:style-name="Strong_20_Emphasis">Verificación del Funcionamiento en Distintos Navegadores y Dispositivos</text:span></text:p>
      <text:list text:style-name="L13">
        <text:list-item>
          <text:p text:style-name="P13"><text:span text:style-name="Strong_20_Emphasis">Descripción</text:span>: Es esencial probar el sitio web en diferentes navegadores (Chrome, Firefox, Safari, etc.) y dispositivos (móviles, tabletas) para garantizar una experiencia de usuario coherente.</text:p>
          <text:p text:style-name="P13"/>
        </text:list-item>
      </text:list>
      <text:h text:style-name="Heading_20_4" text:outline-level="4">4. <text:span text:style-name="Strong_20_Emphasis">Frameworks Bootstrap y Tailwind CSS</text:span></text:h>
      <text:p text:style-name="Text_20_body"><text:span text:style-name="Strong_20_Emphasis"/></text:p>
      <text:p text:style-name="Text_20_body"><text:span text:style-name="Strong_20_Emphasis">Uso de Estilos</text:span></text:p>
      <text:list xml:id="list967108426" text:style-name="L14">
        <text:list-item>
          <text:p text:style-name="P14"><text:span text:style-name="Strong_20_Emphasis">Herramientas y Test de Verificación</text:span>: Herramientas como Lighthouse y WAVE se utilizan para verificar la accesibilidad y el rendimiento del sitio web.</text:p>
        </text:list-item>
        <text:list-item>
          <text:p text:style-name="P14"><text:span text:style-name="Strong_20_Emphasis">Tecnologías y Frameworks</text:span>: Bootstrap y Tailwind CSS son frameworks populares que facilitan el diseño de sitios web responsivos y modernos.</text:p>
        </text:list-item>
        <text:list-item>
          <text:p text:style-name="P14"><text:span text:style-name="Strong_20_Emphasis">Preprocesadores de Estilos</text:span>: Sass y Less son preprocesadores que añaden funcionalidades avanzadas a CSS, como variables, mixins y funciones, mejorando la modularidad y mantenibilidad del código.</text:p>
        </text:list-item>
        <text:list-item>
          <text:p text:style-name="P14"/>
        </text:list-item>
      </text:list>
      <text:h text:style-name="Heading_20_4" text:outline-level="4"><text:soft-page-break/>5. <text:span text:style-name="Strong_20_Emphasis">Diseño de Webs Accesibles</text:span></text:h>
      <text:p text:style-name="Text_20_body"><text:span text:style-name="Strong_20_Emphasis"/></text:p>
      <text:p text:style-name="Text_20_body"><text:span text:style-name="Strong_20_Emphasis">Diseño de Webs Accesibles</text:span></text:p>
      <text:list text:style-name="L15">
        <text:list-item>
          <text:p text:style-name="P15"><text:span text:style-name="Strong_20_Emphasis">Descripción</text:span>: La accesibilidad web garantiza que las personas con discapacidades puedan usar sitios web de manera efectiva. Esto incluye el uso de etiquetas ARIA, colores contrastantes y navegación por teclado.</text:p>
        </text:list-item>
      </text:list>
      <text:p text:style-name="Text_20_body"><text:span text:style-name="Strong_20_Emphasis">El Consorcio World Wide Web (W3C)</text:span></text:p>
      <text:list text:style-name="L16">
        <text:list-item>
          <text:p text:style-name="P16"><text:span text:style-name="Strong_20_Emphasis">Descripción</text:span>: El W3C es una organización que desarrolla estándares web para asegurar el crecimiento a largo plazo de la web. Sus directrices de accesibilidad web (WCAG) proporcionan pautas para hacer los sitios web accesibles para todos.</text:p>
          <text:p text:style-name="P16"/>
        </text:list-item>
      </text:list>
      <text:h text:style-name="Heading_20_3" text:outline-level="3">6. <text:span text:style-name="Strong_20_Emphasis">Usabilidad en la Web</text:span></text:h>
      <text:p text:style-name="Text_20_body"><text:span text:style-name="Strong_20_Emphasis"/></text:p>
      <text:p text:style-name="Text_20_body"><text:span text:style-name="Strong_20_Emphasis">Principios y Pautas de Accesibilidad al Contenido en la Web (WCAG)</text:span></text:p>
      <text:list text:style-name="L17">
        <text:list-item>
          <text:p text:style-name="P17"><text:span text:style-name="Strong_20_Emphasis">Descripción</text:span>: Las WCAG (Pautas de Accesibilidad al Contenido en la Web) son una serie de recomendaciones para hacer que el contenido web sea más accesible para personas con discapacidades.</text:p>
        </text:list-item>
      </text:list>
      <text:p text:style-name="Text_20_body"><text:span text:style-name="Strong_20_Emphasis">Criterios de Conformidad y Niveles de Conformidad</text:span></text:p>
      <text:list text:style-name="L18">
        <text:list-item>
          <text:p text:style-name="P18"><text:span text:style-name="Strong_20_Emphasis">Descripción</text:span>: Los criterios de conformidad se dividen en tres niveles: A, AA y AAA. Cada nivel representa un grado de accesibilidad mayor. El nivel A incluye los requisitos más básicos, mientras que AAA representa el nivel más alto.</text:p>
        </text:list-item>
      </text:list>
      <text:p text:style-name="Text_20_body"><text:span text:style-name="Strong_20_Emphasis">Técnicas para Satisfacer los Requisitos de las WCAG</text:span></text:p>
      <text:list text:style-name="L19">
        <text:list-item>
          <text:p text:style-name="P19"><text:span text:style-name="Strong_20_Emphasis">Descripción</text:span>: Estas técnicas incluyen el uso de texto alternativo para imágenes, subtítulos para videos, y estructuras de encabezados adecuadas para la navegación del contenido.</text:p>
        </text:list-item>
      </text:list>
      <text:p text:style-name="Text_20_body"><text:span text:style-name="Strong_20_Emphasis">Prioridades y Puntos de Verificación</text:span></text:p>
      <text:list text:style-name="L20">
        <text:list-item>
          <text:p text:style-name="P20"><text:span text:style-name="Strong_20_Emphasis">Descripción</text:span>: Las prioridades se refieren a la importancia de cada punto de verificación, que son específicos para cumplir con las WCAG. Los puntos de verificación ayudan a asegurar que el contenido sea accesible.</text:p>
        </text:list-item>
      </text:list>
      <text:p text:style-name="Text_20_body"><text:span text:style-name="Strong_20_Emphasis">Métodos para Realizar Revisiones Preliminares y Evaluaciones de Conformidad</text:span></text:p>
      <text:list text:style-name="L21">
        <text:list-item>
          <text:p text:style-name="P21"><text:span text:style-name="Strong_20_Emphasis">Descripción</text:span>: Se refiere a los procedimientos para evaluar si un sitio web cumple con las WCAG, incluyendo la revisión manual y el uso de herramientas automáticas de evaluación.</text:p>
        </text:list-item>
      </text:list>
      <text:p text:style-name="Text_20_body"><text:span text:style-name="Strong_20_Emphasis">Herramientas de Análisis de Accesibilidad Web</text:span></text:p>
      <text:list text:style-name="L22">
        <text:list-item>
          <text:p text:style-name="P22"><text:span text:style-name="Strong_20_Emphasis">Descripción</text:span>: Herramientas como WAVE, Axe, y Lighthouse se utilizan para analizar la accesibilidad de sitios web y proporcionar informes detallados sobre problemas y áreas de mejora.</text:p>
        </text:list-item>
      </text:list>
      <text:p text:style-name="Text_20_body"><text:span text:style-name="Strong_20_Emphasis">Chequeo de la Accesibilidad Web desde Diferentes Navegadores y Dispositivos</text:span></text:p>
      <text:list text:style-name="L23">
        <text:list-item>
          <text:p text:style-name="P23"><text:span text:style-name="Strong_20_Emphasis">Descripción</text:span>: Es importante verificar la accesibilidad desde varios navegadores y dispositivos para asegurar que todos los usuarios tengan una experiencia consistente y accesible.</text:p>
        </text:list-item>
      </text:list>
      <text:p text:style-name="Text_20_body"><text:span text:style-name="Strong_20_Emphasis">Posicionamiento en Buscadores (SEO)</text:span></text:p>
      <text:list text:style-name="L24">
        <text:list-item>
          <text:p text:style-name="P24"><text:span text:style-name="Strong_20_Emphasis">Descripción</text:span>: El SEO (Search Engine Optimization) mejora la visibilidad de un sitio web en <text:soft-page-break/>los resultados de búsqueda. Técnicas como el uso de palabras clave, meta descripciones, y enlaces internos y externos son esenciales para un buen SEO.</text:p>
          <text:p text:style-name="P24"/>
        </text:list-item>
      </text:list>
      <text:h text:style-name="Heading_20_3" text:outline-level="3">7. <text:span text:style-name="Strong_20_Emphasis">Implementación de la Usabilidad en la Web</text:span></text:h>
      <text:p text:style-name="Text_20_body"><text:span text:style-name="Strong_20_Emphasis">Análisis de la Usabilidad: Técnicas</text:span></text:p>
      <text:list text:style-name="L25">
        <text:list-item>
          <text:p text:style-name="P25"><text:span text:style-name="Strong_20_Emphasis">Descripción</text:span>: El análisis de usabilidad implica evaluar cómo los usuarios interactúan con un sitio web. Técnicas como pruebas de usabilidad, encuestas, y análisis de métricas se utilizan para identificar problemas y mejorar la experiencia del usuario.</text:p>
        </text:list-item>
      </text:list>
      <text:p text:style-name="Text_20_body"><text:span text:style-name="Strong_20_Emphasis">Identificación del Objetivo de la Web</text:span></text:p>
      <text:list text:style-name="L26">
        <text:list-item>
          <text:p text:style-name="P26"><text:span text:style-name="Strong_20_Emphasis">Descripción</text:span>: Definir claramente el propósito del sitio web ayuda a enfocar el diseño y el contenido para cumplir con las expectativas del usuario.</text:p>
        </text:list-item>
      </text:list>
      <text:p text:style-name="Text_20_body"><text:span text:style-name="Strong_20_Emphasis">Tipos de Usuario</text:span></text:p>
      <text:list text:style-name="L27">
        <text:list-item>
          <text:p text:style-name="P27"><text:span text:style-name="Strong_20_Emphasis">Descripción</text:span>: Identificar diferentes tipos de usuarios (por ejemplo, visitantes primerizos, usuarios recurrentes, personas con discapacidades) permite diseñar una experiencia que satisfaga las necesidades de todos los grupos de usuarios.</text:p>
        </text:list-item>
      </text:list>
      <text:p text:style-name="Text_20_body"><text:span text:style-name="Strong_20_Emphasis">Barreras Identificadas por los Usuarios</text:span></text:p>
      <text:list text:style-name="L28">
        <text:list-item>
          <text:p text:style-name="P28"><text:span text:style-name="Strong_20_Emphasis">Descripción</text:span>: Las barreras pueden incluir dificultades de navegación, problemas de accesibilidad, y contenido poco claro. Identificar y eliminar estas barreras mejora la usabilidad del sitio.</text:p>
        </text:list-item>
      </text:list>
      <text:p text:style-name="Text_20_body"><text:span text:style-name="Strong_20_Emphasis">Información Fácilmente Accesible</text:span></text:p>
      <text:list text:style-name="L29">
        <text:list-item>
          <text:p text:style-name="P29"><text:span text:style-name="Strong_20_Emphasis">Descripción</text:span>: Asegurarse de que la información más importante esté fácilmente accesible y visible para los usuarios es crucial para una buena usabilidad.</text:p>
        </text:list-item>
      </text:list>
      <text:p text:style-name="Text_20_body"><text:span text:style-name="Strong_20_Emphasis">Velocidad de Conexión</text:span></text:p>
      <text:list text:style-name="L30">
        <text:list-item>
          <text:p text:style-name="P30"><text:span text:style-name="Strong_20_Emphasis">Descripción</text:span>: Optimizar la velocidad de carga del sitio web es esencial para retener a los usuarios y mejorar la experiencia de navegación.</text:p>
        </text:list-item>
      </text:list>
      <text:p text:style-name="Text_20_body"><text:span text:style-name="Strong_20_Emphasis">Importancia del Uso de Estándares Externos</text:span></text:p>
      <text:list text:style-name="L31">
        <text:list-item>
          <text:p text:style-name="P31"><text:span text:style-name="Strong_20_Emphasis">Descripción</text:span>: Adherirse a estándares web y accesibilidad (como los proporcionados por el W3C) asegura que el sitio web sea funcional y accesible para todos los usuarios.</text:p>
        </text:list-item>
      </text:list>
      <text:p text:style-name="Text_20_body"><text:span text:style-name="Strong_20_Emphasis">Navegación Fácilmente Recordada vs. Redescubierta</text:span></text:p>
      <text:list text:style-name="L32">
        <text:list-item>
          <text:p text:style-name="P32"><text:span text:style-name="Strong_20_Emphasis">Descripción</text:span>: Una navegación intuitiva y consistente ayuda a los usuarios a recordar cómo moverse por el sitio, reduciendo la necesidad de redescubrir cómo funciona.</text:p>
        </text:list-item>
      </text:list>
      <text:p text:style-name="Text_20_body"><text:span text:style-name="Strong_20_Emphasis">Facilidad de Navegación en la Web</text:span></text:p>
      <text:list text:style-name="L33">
        <text:list-item>
          <text:p text:style-name="P33"><text:span text:style-name="Strong_20_Emphasis">Descripción</text:span>: La facilidad de navegación incluye aspectos como menús claros, enlaces funcionales, y una estructura de sitio bien organizad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1-28T11:12:45.22</meta:creation-date>
    <dc:date>2024-11-28T18:09:32.252423945</dc:date>
    <meta:editing-duration>PT6H46M27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4" meta:paragraph-count="87" meta:word-count="1357" meta:character-count="8751" meta:non-whitespace-character-count="7520"/>
  </office:meta>
</office:document-meta>
</file>